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css3t="http://www.w3.org/TR/css3-text/" xmlns:formx="urn:openoffice:names:experimental:ooxml-odf-interop:xmlns:form:1.0" xmlns:loext="urn:org:documentfoundation:names:experimental:office:xmlns:loext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193in"/>
    </style:style>
    <style:style style:name="co79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2.611in"/>
    </style:style>
    <style:style style:name="co18" style:family="table-column">
      <style:table-column-properties fo:break-before="auto" style:column-width="1.3193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089in"/>
    </style:style>
    <style:style style:name="co21" style:family="table-column">
      <style:table-column-properties fo:break-before="auto" style:column-width="1.611in"/>
    </style:style>
    <style:style style:name="co22" style:family="table-column">
      <style:table-column-properties fo:break-before="auto" style:column-width="1.0256in"/>
    </style:style>
    <style:style style:name="co23" style:family="table-column">
      <style:table-column-properties fo:break-before="auto" style:column-width="2.9665in"/>
    </style:style>
    <style:style style:name="co24" style:family="table-column">
      <style:table-column-properties fo:break-before="auto" style:column-width="0.4299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1.0339in"/>
    </style:style>
    <style:style style:name="co27" style:family="table-column">
      <style:table-column-properties fo:break-before="auto" style:column-width="0.7909in"/>
    </style:style>
    <style:style style:name="co28" style:family="table-column">
      <style:table-column-properties fo:break-before="auto" style:column-width="4.551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6228in"/>
    </style:style>
    <style:style style:name="co31" style:family="table-column">
      <style:table-column-properties fo:break-before="auto" style:column-width="6.6173in"/>
    </style:style>
    <style:style style:name="co3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3.102in"/>
    </style:style>
    <style:style style:name="co34" style:family="table-column">
      <style:table-column-properties fo:break-before="auto" style:column-width="3.298in"/>
    </style:style>
    <style:style style:name="co35" style:family="table-column">
      <style:table-column-properties fo:break-before="auto" style:column-width="2.0654in"/>
    </style:style>
    <style:style style:name="co36" style:family="table-column">
      <style:table-column-properties fo:break-before="auto" style:column-width="0.4752in"/>
    </style:style>
    <style:style style:name="co37" style:family="table-column">
      <style:table-column-properties fo:break-before="auto" style:column-width="3.1201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3.0161in"/>
    </style:style>
    <style:style style:name="co40" style:family="table-column">
      <style:table-column-properties fo:break-before="auto" style:column-width="2.2929in"/>
    </style:style>
    <style:style style:name="co41" style:family="table-column">
      <style:table-column-properties fo:break-before="auto" style:column-width="7.2161in"/>
    </style:style>
    <style:style style:name="co42" style:family="table-column">
      <style:table-column-properties fo:break-before="auto" style:column-width="2.1953in"/>
    </style:style>
    <style:style style:name="co43" style:family="table-column">
      <style:table-column-properties fo:break-before="auto" style:column-width="0.4193in"/>
    </style:style>
    <style:style style:name="co44" style:family="table-column">
      <style:table-column-properties fo:break-before="auto" style:column-width="1.0409in"/>
    </style:style>
    <style:style style:name="co45" style:family="table-column">
      <style:table-column-properties fo:break-before="auto" style:column-width="1.011in"/>
    </style:style>
    <style:style style:name="co46" style:family="table-column">
      <style:table-column-properties fo:break-before="auto" style:column-width="1.6717in"/>
    </style:style>
    <style:style style:name="co47" style:family="table-column">
      <style:table-column-properties fo:break-before="auto" style:column-width="3.0783in"/>
    </style:style>
    <style:style style:name="co48" style:family="table-column">
      <style:table-column-properties fo:break-before="auto" style:column-width="1.6134in"/>
    </style:style>
    <style:style style:name="co49" style:family="table-column">
      <style:table-column-properties fo:break-before="auto" style:column-width="1.372in"/>
    </style:style>
    <style:style style:name="co50" style:family="table-column">
      <style:table-column-properties fo:break-before="auto" style:column-width="13.2398in"/>
    </style:style>
    <style:style style:name="co51" style:family="table-column">
      <style:table-column-properties fo:break-before="auto" style:column-width="2.748in"/>
    </style:style>
    <style:style style:name="co52" style:family="table-column">
      <style:table-column-properties fo:break-before="auto" style:column-width="1.6654in"/>
    </style:style>
    <style:style style:name="co53" style:family="table-column">
      <style:table-column-properties fo:break-before="auto" style:column-width="2.8402in"/>
    </style:style>
    <style:style style:name="co54" style:family="table-column">
      <style:table-column-properties fo:break-before="auto" style:column-width="1.4783in"/>
    </style:style>
    <style:style style:name="co55" style:family="table-column">
      <style:table-column-properties fo:break-before="auto" style:column-width="8.2516in"/>
    </style:style>
    <style:style style:name="co56" style:family="table-column">
      <style:table-column-properties fo:break-before="auto" style:column-width="2.9126in"/>
    </style:style>
    <style:style style:name="co57" style:family="table-column">
      <style:table-column-properties fo:break-before="auto" style:column-width="1.6898in"/>
    </style:style>
    <style:style style:name="co58" style:family="table-column">
      <style:table-column-properties fo:break-before="auto" style:column-width="2.8681in"/>
    </style:style>
    <style:style style:name="co59" style:family="table-column">
      <style:table-column-properties fo:break-before="auto" style:column-width="2.222in"/>
    </style:style>
    <style:style style:name="co60" style:family="table-column">
      <style:table-column-properties fo:break-before="auto" style:column-width="6.1181in"/>
    </style:style>
    <style:style style:name="co61" style:family="table-column">
      <style:table-column-properties fo:break-before="auto" style:column-width="3.2283in"/>
    </style:style>
    <style:style style:name="co62" style:family="table-column">
      <style:table-column-properties fo:break-before="auto" style:column-width="1.4945in"/>
    </style:style>
    <style:style style:name="co63" style:family="table-column">
      <style:table-column-properties fo:break-before="auto" style:column-width="4.0016in"/>
    </style:style>
    <style:style style:name="co64" style:family="table-column">
      <style:table-column-properties fo:break-before="auto" style:column-width="1.5035in"/>
    </style:style>
    <style:style style:name="co65" style:family="table-column">
      <style:table-column-properties fo:break-before="auto" style:column-width="14.8335in"/>
    </style:style>
    <style:style style:name="co66" style:family="table-column">
      <style:table-column-properties fo:break-before="auto" style:column-width="1.1217in"/>
    </style:style>
    <style:style style:name="co67" style:family="table-column">
      <style:table-column-properties fo:break-before="auto" style:column-width="0.7602in"/>
    </style:style>
    <style:style style:name="co68" style:family="table-column">
      <style:table-column-properties fo:break-before="auto" style:column-width="0.8201in"/>
    </style:style>
    <style:style style:name="co69" style:family="table-column">
      <style:table-column-properties fo:break-before="auto" style:column-width="1.0717in"/>
    </style:style>
    <style:style style:name="co70" style:family="table-column">
      <style:table-column-properties fo:break-before="auto" style:column-width="8.2543in"/>
    </style:style>
    <style:style style:name="co71" style:family="table-column">
      <style:table-column-properties fo:break-before="auto" style:column-width="3.2083in"/>
    </style:style>
    <style:style style:name="co72" style:family="table-column">
      <style:table-column-properties fo:break-before="auto" style:column-width="4.261in"/>
    </style:style>
    <style:style style:name="co73" style:family="table-column">
      <style:table-column-properties fo:break-before="auto" style:column-width="1.4626in"/>
    </style:style>
    <style:style style:name="co74" style:family="table-column">
      <style:table-column-properties fo:break-before="auto" style:column-width="2.6217in"/>
    </style:style>
    <style:style style:name="co75" style:family="table-column">
      <style:table-column-properties fo:break-before="auto" style:column-width="1.0161in"/>
    </style:style>
    <style:style style:name="co76" style:family="table-column">
      <style:table-column-properties fo:break-before="auto" style:column-width="0.5472in"/>
    </style:style>
    <style:style style:name="co77" style:family="table-column">
      <style:table-column-properties fo:break-before="auto" style:column-width="1.6591in"/>
    </style:style>
    <style:style style:name="co78" style:family="table-column">
      <style:table-column-properties fo:break-before="auto" style:column-width="3.1925in"/>
    </style:style>
    <style:style style:name="co80" style:family="table-column">
      <style:table-column-properties fo:break-before="auto" style:column-width="1.8307in"/>
    </style:style>
    <style:style style:name="co81" style:family="table-column">
      <style:table-column-properties fo:break-before="auto" style:column-width="1.4429in"/>
    </style:style>
    <style:style style:name="co82" style:family="table-column">
      <style:table-column-properties fo:break-before="auto" style:column-width="6.2244in"/>
    </style:style>
    <style:style style:name="co83" style:family="table-column">
      <style:table-column-properties fo:break-before="auto" style:column-width="1.5028in"/>
    </style:style>
    <style:style style:name="co84" style:family="table-column">
      <style:table-column-properties fo:break-before="auto" style:column-width="0.7638in"/>
    </style:style>
    <style:style style:name="co85" style:family="table-column">
      <style:table-column-properties fo:break-before="auto" style:column-width="8.855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729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style:style style:name="ta7" style:family="table" style:master-page-name="PageStyle_5f_MAIN_20_ASSEMBLY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0" style:family="table" style:master-page-name="PageStyle_5f_5V_20_PWR_20_PCA">
      <style:table-properties table:display="true" style:writing-mode="lr-tb"/>
    </style:style>
    <style:style style:name="ta11" style:family="table" style:master-page-name="PageStyle_5f_15V_20_PWR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13" style:family="table" style:master-page-name="PageStyle_5f_IO_20_SELECT_20_PCA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ta16" style:family="table" style:master-page-name="PageStyle_5f_ENCODER_20_PCA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19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/>
    <style:style style:name="ce39" style:family="table-cell" style:parent-style-name="Default" style:data-style-name="N104">
      <style:table-cell-properties style:text-align-source="value-type" style:repeat-content="false" style:vertical-align="middle"/>
      <style:paragraph-properties fo:margin-left="0in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6">
        <office:forms form:automatic-focus="false" form:apply-design-mode="false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9" table:default-cell-style-name="ce5"/>
        <table:table-column table:style-name="co6" table:number-columns-repeated="58" table:default-cell-style-name="ce5"/>
        <table:table-column table:style-name="co6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11" table:formula="of:=SUM([$'MAIN ASSEMBLY'.D$1:$'MAIN ASSEMBLY'.D$1048576])" office:value-type="currency" office:currency="USD" office:value="317.426">
            <text:p>$317.43</text:p>
          </table:table-cell>
          <table:table-cell table:style-name="ce14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>
            <text:p>COMPONENT</text:p>
          </table:table-cell>
          <table:table-cell table:style-name="ce8" office:value-type="string">
            <text:p>SCHEMATIC ENTRY</text:p>
          </table:table-cell>
          <table:table-cell table:style-name="ce8" office:value-type="string">
            <text:p>PARTS SOURCING</text:p>
          </table:table-cell>
          <table:table-cell table:style-name="ce8" office:value-type="string">
            <text:p>FOOTPRINT ASSIGNMENT</text:p>
          </table:table-cell>
          <table:table-cell table:style-name="ce8" office:value-type="string">
            <text:p>MECHANICAL / PCB LAYOUT</text:p>
          </table:table-cell>
          <table:table-cell table:style-name="ce8" office:value-type="string">
            <text:p>CODE</text:p>
          </table:table-cell>
          <table:table-cell table:style-name="ce15" table:number-columns-repeated="58"/>
          <table:table-cell table:number-columns-repeated="960"/>
        </table:table-row>
        <table:table-row table:style-name="ro1">
          <table:table-cell table:style-name="ce9" office:value-type="string">
            <text:p>CHASSI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BLE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C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1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SELECT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3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BALANCED 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GAIN STAGE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CU PCA</text:p>
          </table:table-cell>
          <table:table-cell table:number-columns-repeated="3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RONT PANEL SELECT PCA</text:p>
          </table:table-cell>
          <table:table-cell table:style-name="ce13" office:value-type="string">
            <text:p>INITIAL</text:p>
          </table:table-cell>
          <table:table-cell table:number-columns-repeated="2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CROSSFEED PCA</text:p>
          </table:table-cell>
          <table:table-cell table:style-name="ce13" office:value-type="string">
            <text:p>INITIAL</text:p>
          </table:table-cell>
          <table:table-cell table:number-columns-repeated="4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AMP PCA</text:p>
          </table:table-cell>
          <table:table-cell table:style-name="ce13" office:value-type="string">
            <text:p>INITIAL</text:p>
          </table:table-cell>
          <table:table-cell table:number-columns-repeated="3"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INAL ASSEMBLY HARDWAR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KNOB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PRELIMINARY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WR SWITCH</text:p>
          </table:table-cell>
          <table:table-cell table:style-name="ce13" office:value-type="string">
            <text:p>INITIAL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REMOT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2"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7">
        <office:forms form:automatic-focus="false" form:apply-design-mode="false"/>
        <table:table-column table:style-name="co17" table:default-cell-style-name="ce17"/>
        <table:table-column table:style-name="co7" table:default-cell-style-name="ce18"/>
        <table:table-column table:style-name="co8" table:default-cell-style-name="ce19"/>
        <table:table-column table:style-name="co9" table:default-cell-style-name="ce19"/>
        <table:table-column table:style-name="co6" table:default-cell-style-name="ce18"/>
        <table:table-column table:style-name="co10" table:default-cell-style-name="ce17"/>
        <table:table-column table:style-name="co11" table:default-cell-style-name="ce18"/>
        <table:table-column table:style-name="co22" table:default-cell-style-name="ce17"/>
        <table:table-column table:style-name="co6" table:number-columns-repeated="55" table:default-cell-style-name="ce17"/>
        <table:table-column table:style-name="co6" table:number-columns-repeated="960" table:default-cell-style-name="ce24"/>
        <table:table-column table:style-name="co13" table:default-cell-style-name="ce24"/>
        <table:table-row table:style-name="ro1">
          <table:table-cell table:style-name="ce16" office:value-type="string">
            <text:p>DESCRIPTION</text:p>
          </table:table-cell>
          <table:table-cell table:style-name="ce1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16" office:value-type="string">
            <text:p>REF DES</text:p>
          </table:table-cell>
          <table:table-cell table:style-name="ce16" office:value-type="string">
            <text:p>NOTE</text:p>
          </table:table-cell>
          <table:table-cell table:style-name="ce16" office:value-type="string">
            <text:p>SUPPLIER</text:p>
          </table:table-cell>
          <table:table-cell table:style-name="ce16" office:value-type="string">
            <text:p>SUPPLIER PN</text:p>
          </table:table-cell>
          <table:table-cell table:style-name="ce16" office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041">
            <text:p>$28.04</text:p>
          </table:table-cell>
          <table:table-cell table:formula="of:=[.C5]*[.B5]" office:value-type="currency" office:currency="USD" office:value="28.041">
            <text:p>$28.0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7.062">
            <text:p>$47.06</text:p>
          </table:table-cell>
          <table:table-cell table:formula="of:=[.C6]*[.B6]" office:value-type="currency" office:currency="USD" office:value="47.062">
            <text:p>$47.0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3.86">
            <text:p>$83.86</text:p>
          </table:table-cell>
          <table:table-cell table:formula="of:=[.C7]*[.B7]" office:value-type="currency" office:currency="USD" office:value="83.86">
            <text:p>$83.8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1.005">
            <text:p>$11.01</text:p>
          </table:table-cell>
          <table:table-cell table:formula="of:=[.C8]*[.B8]" office:value-type="currency" office:currency="USD" office:value="11.005">
            <text:p>$11.01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488">
            <text:p>$41.49</text:p>
          </table:table-cell>
          <table:table-cell table:formula="of:=[.C9]*[.B9]" office:value-type="currency" office:currency="USD" office:value="41.488">
            <text:p>$41.49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6.525">
            <text:p>$6.53</text:p>
          </table:table-cell>
          <table:table-cell table:formula="of:=[.C10]*[.B10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0.668">
            <text:p>$10.67</text:p>
          </table:table-cell>
          <table:table-cell table:formula="of:=[.C11]*[.B11]" office:value-type="currency" office:currency="USD" office:value="10.668">
            <text:p>$10.67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23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5])" office:value-type="currency" office:currency="USD" office:value="36.366">
            <text:p>$36.37</text:p>
          </table:table-cell>
          <table:table-cell table:formula="of:=[.C13]*[.B13]" office:value-type="currency" office:currency="USD" office:value="36.366">
            <text:p>$36.37</text:p>
          </table:table-cell>
          <table:table-cell office:value-type="string">
            <text:p>SW1, SW2</text:p>
          </table:table-cell>
          <table:table-cell table:number-columns-repeated="1019"/>
        </table:table-row>
        <table:table-row table:style-name="ro1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table:number-columns-repeated="1020"/>
        </table:table-row>
        <table:table-row table:style-name="ro1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5])" office:value-type="currency" office:currency="USD" office:value="9.461">
            <text:p>$9.46</text:p>
          </table:table-cell>
          <table:table-cell table:formula="of:=[.C15]*[.B15]" office:value-type="currency" office:currency="USD" office:value="9.461">
            <text:p>$9.46</text:p>
          </table:table-cell>
          <table:table-cell table:number-columns-repeated="1020"/>
        </table:table-row>
        <table:table-row table:style-name="ro1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ENCODER KNOB</text:p>
          </table:table-cell>
          <table:table-cell office:value-type="float" office:value="2">
            <text:p>2</text:p>
          </table:table-cell>
          <table:table-cell/>
          <table:table-cell table:formula="of:=[.C17]*[.B17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8]*[.B18]" office:value-type="currency" office:currency="USD" office:value="17.29">
            <text:p>$17.29</text:p>
          </table:table-cell>
          <table:table-cell office:value-type="string">
            <text:p>SW3</text:p>
          </table:table-cell>
          <table:table-cell/>
          <table:table-cell table:style-name="ce20" office:value-type="string">
            <text:p>DIGIKEY</text:p>
          </table:table-cell>
          <table:table-cell table:style-name="ce23" office:value-type="string">
            <text:p>1948-2261-ND</text:p>
          </table:table-cell>
          <table:table-cell table:style-name="ce23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9]*[.B19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23" office:value-type="string">
            <text:p>Q336-ND</text:p>
          </table:table-cell>
          <table:table-cell table:style-name="ce23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20]*[.B20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1]*[.B21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23" office:value-type="string">
            <text:p>3-01-0019</text:p>
          </table:table-cell>
          <table:table-cell table:style-name="ce23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6" table:number-columns-repeated="56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1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28" table:default-cell-style-name="ce5"/>
        <table:table-column table:style-name="co29" table:default-cell-style-name="ce27"/>
        <table:table-column table:style-name="co30" table:default-cell-style-name="ce5"/>
        <table:table-column table:style-name="co31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5" office:value-type="string">
            <text:p>399-9854-1-ND</text:p>
          </table:table-cell>
          <table:table-cell table:style-name="ce25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5" office:value-type="string">
            <text:p>311-4.70MFRCT-ND</text:p>
          </table:table-cell>
          <table:table-cell table:style-name="ce25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2, J5, J7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3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6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0">
        <office:forms form:automatic-focus="false" form:apply-design-mode="false"/>
        <table:table-column table:style-name="co3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34" table:default-cell-style-name="ce5"/>
        <table:table-column table:style-name="co29" table:default-cell-style-name="ce27"/>
        <table:table-column table:style-name="co35" table:default-cell-style-name="ce5"/>
        <table:table-column table:style-name="co36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09-ND</text:p>
          </table:table-cell>
          <table:table-cell table:style-name="ce25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5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2 – J14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7192-ND</text:p>
          </table:table-cell>
          <table:table-cell table:style-name="ce25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1">
        <office:forms form:automatic-focus="false" form:apply-design-mode="false"/>
        <table:table-column table:style-name="co37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38" table:default-cell-style-name="ce27"/>
        <table:table-column table:style-name="co39" table:default-cell-style-name="ce5"/>
        <table:table-column table:style-name="co6" table:default-cell-style-name="ce27"/>
        <table:table-column table:style-name="co40" table:default-cell-style-name="ce5"/>
        <table:table-column table:style-name="co41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5"/>
          <table:table-cell table:style-name="ce29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43-ND</text:p>
          </table:table-cell>
          <table:table-cell table:style-name="ce25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9 – J11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REG LINEAR 1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4418-5-ND</text:p>
          </table:table-cell>
          <table:table-cell table:style-name="ce25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IC REG LINEAR -1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LM7915CT/NOPB-ND</text:p>
          </table:table-cell>
          <table:table-cell table:style-name="ce25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18]*[.B18]" office:value-type="currency" office:currency="USD" office:value="2.04">
            <text:p>$2.04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8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2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46" table:default-cell-style-name="ce27"/>
        <table:table-column table:style-name="co47" table:default-cell-style-name="ce5"/>
        <table:table-column table:style-name="co48" table:default-cell-style-name="ce27"/>
        <table:table-column table:style-name="co49" table:default-cell-style-name="ce5"/>
        <table:table-column table:style-name="co5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36.1 – J40.1, J48.1, J49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36.2 – J40.2, J48.2, J49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51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52" table:default-cell-style-name="ce32"/>
        <table:table-column table:style-name="co53" table:default-cell-style-name="Default"/>
        <table:table-column table:style-name="co13" table:default-cell-style-name="ce32"/>
        <table:table-column table:style-name="co54" table:default-cell-style-name="Default"/>
        <table:table-column table:style-name="co55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BALANCED IO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5" office:value-type="string">
            <text:p>XLR FE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92">
            <text:p>$0.92</text:p>
          </table:table-cell>
          <table:table-cell table:style-name="ce19" table:formula="of:=[.C3]*[.B3]" office:value-type="currency" office:currency="USD" office:value="1.84">
            <text:p>$1.84</text:p>
          </table:table-cell>
          <table:table-cell table:style-name="ce27" office:value-type="string">
            <text:p>J82, J88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FAAV-1 </text:p>
          </table:table-cell>
          <table:table-cell table:style-name="ce5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XLR 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77">
            <text:p>$0.77</text:p>
          </table:table-cell>
          <table:table-cell table:style-name="ce19" table:formula="of:=[.C4]*[.B4]" office:value-type="currency" office:currency="USD" office:value="1.54">
            <text:p>$1.54</text:p>
          </table:table-cell>
          <table:table-cell table:style-name="ce27" office:value-type="string">
            <text:p>J83, J89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MAAV-1 </text:p>
          </table:table-cell>
          <table:table-cell table:style-name="ce5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9, D60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table:style-name="ce27" office:value-type="string">
            <text:p>R100, R105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3">
            <text:p>3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7]*[.B7]" office:value-type="currency" office:currency="USD" office:value="1.821">
            <text:p>$1.82</text:p>
          </table:table-cell>
          <table:table-cell office:value-type="string">
            <text:p>U21 – U23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office:value-type="string">
            <text:p>J84, J85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9]*[.B9]" office:value-type="currency" office:currency="USD" office:value="0.3">
            <text:p>$0.30</text:p>
          </table:table-cell>
          <table:table-cell office:value-type="string">
            <text:p>J8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0]*[.B10]" office:value-type="currency" office:currency="USD" office:value="0.37">
            <text:p>$0.37</text:p>
          </table:table-cell>
          <table:table-cell office:value-type="string">
            <text:p>J86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office:value-type="string">
            <text:p>R93, R94, R110, R11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0" office:value-type="string">
            <text:p><text:span text:style-name="T1"><text:a xlink:href="https://www.digikey.com/product-detail/en/yageo/RC1206FR-071KL/311-1.00KFRCT-ND/731334">https://www.digikey.com/product-detail/en/yageo/RC1206FR-071KL/311-1.00KFRCT-ND/731334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R97, R98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19" table:formula="of:=[.C13]*[.B13]" office:value-type="currency" office:currency="USD" office:value="1.12">
            <text:p>$1.12</text:p>
          </table:table-cell>
          <table:table-cell office:value-type="string">
            <text:p>R90 - R92, R95, R96, R99, R103, R104, R107 – R109, R112, R115, R116, R119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19" table:formula="of:=[.C14]*[.B14]" office:value-type="currency" office:currency="USD" office:value="0.6">
            <text:p>$0.60</text:p>
          </table:table-cell>
          <table:table-cell office:value-type="string">
            <text:p>R101, R102, R106, R117, R118, R12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19" table:formula="of:=[.C15]*[.B15]" office:value-type="currency" office:currency="USD" office:value="0.48">
            <text:p>$0.48</text:p>
          </table:table-cell>
          <table:table-cell office:value-type="string">
            <text:p>C49 – C5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6]*[.B16]" office:value-type="currency" office:currency="USD" office:value="0.552">
            <text:p>$0.55</text:p>
          </table:table-cell>
          <table:table-cell office:value-type="string">
            <text:p>C67 – C72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3">
        <office:forms form:automatic-focus="false" form:apply-design-mode="false"/>
        <table:table-column table:style-name="co56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57" table:default-cell-style-name="ce27"/>
        <table:table-column table:style-name="co58" table:default-cell-style-name="ce5"/>
        <table:table-column table:style-name="co11" table:default-cell-style-name="ce27"/>
        <table:table-column table:style-name="co59" table:default-cell-style-name="ce5"/>
        <table:table-column table:style-name="co60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IC I/O EXPANDER SPI 16B 28SDIP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MCP23S17-E/SP-ND</text:p>
          </table:table-cell>
          <table:table-cell table:style-name="ce25" office:value-type="string">
            <text:p><text:a xlink:href="https://www.digikey.com/product-detail/en/microchip-technology/MCP23S17-E-SP/MCP23S17-E-SP-ND/894276">https://www.digikey.com/product-detail/en/microchip-technology/MCP23S17-E-SP/MCP23S17-E-SP-ND/894276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7, U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ULN2003ADR2GOSCT-ND</text:p>
          </table:table-cell>
          <table:table-cell table:style-name="ce25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Z2144-ND</text:p>
          </table:table-cell>
          <table:table-cell table:style-name="ce25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20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3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60, J61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1.8">
            <text:p>$1.80</text:p>
          </table:table-cell>
          <table:table-cell office:value-type="string">
            <text:p>J51 – J54, J57, J5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DR 3POS 0.1 GOLD PCB</text:p>
          </table:table-cell>
          <table:table-cell office:value-type="float" office:value="4">
            <text:p>4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1.48">
            <text:p>$1.48</text:p>
          </table:table-cell>
          <table:table-cell office:value-type="string">
            <text:p>J50, J59, J62, J6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8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7">
            <text:p>$0.67</text:p>
          </table:table-cell>
          <table:table-cell table:formula="of:=[.C11]*[.B11]" office:value-type="currency" office:currency="USD" office:value="1.34">
            <text:p>$1.34</text:p>
          </table:table-cell>
          <table:table-cell table:style-name="ce32" office:value-type="string">
            <text:p>J55, J5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1-ND</text:p>
          </table:table-cell>
          <table:table-cell table:style-name="ce35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1 – R34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 table:number-rows-repeated="3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61" table:default-cell-style-name="Default"/>
        <table:table-column table:style-name="co24" table:default-cell-style-name="ce32"/>
        <table:table-column table:style-name="co25" table:default-cell-style-name="ce33"/>
        <table:table-column table:style-name="co26" table:default-cell-style-name="ce33"/>
        <table:table-column table:style-name="co62" table:default-cell-style-name="ce32"/>
        <table:table-column table:style-name="co63" table:default-cell-style-name="Default"/>
        <table:table-column table:style-name="co29" table:default-cell-style-name="ce32"/>
        <table:table-column table:style-name="co64" table:default-cell-style-name="Default"/>
        <table:table-column table:style-name="co65" table:default-cell-style-name="Default"/>
        <table:table-column table:style-name="co32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GAIN STAGE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071">
            <text:p>$0.07</text:p>
          </table:table-cell>
          <table:table-cell table:style-name="ce27" office:value-type="string">
            <text:p>R61</text:p>
          </table:table-cell>
          <table:table-cell table:style-name="ce5" office:value-type="string">
            <text:p>Current set resistor for 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59, R60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4, D55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267">
            <text:p>$0.27</text:p>
          </table:table-cell>
          <table:table-cell table:style-name="ce19" table:formula="of:=[.C6]*[.B6]" office:value-type="currency" office:currency="USD" office:value="0.267">
            <text:p>$0.27</text:p>
          </table:table-cell>
          <table:table-cell table:style-name="ce27" office:value-type="string">
            <text:p>D56</text:p>
          </table:table-cell>
          <table:table-cell table:style-name="ce5" office:value-type="string">
            <text:p>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DAC 8BIT V-OUT 14SOIC</text:p>
          </table:table-cell>
          <table:table-cell office:value-type="float" office:value="2">
            <text:p>2</text:p>
          </table:table-cell>
          <table:table-cell office:value-type="currency" office:currency="USD" office:value="1.29">
            <text:p>$1.29</text:p>
          </table:table-cell>
          <table:table-cell table:style-name="ce19" table:formula="of:=[.C7]*[.B7]" office:value-type="currency" office:currency="USD" office:value="2.58">
            <text:p>$2.58</text:p>
          </table:table-cell>
          <table:table-cell office:value-type="string">
            <text:p>U9, U10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5" office:value-type="string">
            <text:p>MCP4902-E/SL-ND</text:p>
          </table:table-cell>
          <table:table-cell table:style-name="ce25" office:value-type="string">
            <text:p><text:a xlink:href="https://www.digikey.com/product-detail/en/microchip-technology/MCP4902-E-SL/MCP4902-E-SL-ND/2332822">https://www.digikey.com/product-detail/en/microchip-technology/MCP4902-E-SL/MCP4902-E-SL-ND/2332822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4">
            <text:p>4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8]*[.B8]" office:value-type="currency" office:currency="USD" office:value="2.428">
            <text:p>$2.43</text:p>
          </table:table-cell>
          <table:table-cell office:value-type="string">
            <text:p>U11, U12, U15, U18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19" table:formula="of:=[.C9]*[.B9]" office:value-type="currency" office:currency="USD" office:value="20.2">
            <text:p>$20.20</text:p>
          </table:table-cell>
          <table:table-cell office:value-type="string">
            <text:p>U13, U14, U16, U17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5" office:value-type="string">
            <text:p>887-2181CS08-U</text:p>
          </table:table-cell>
          <table:table-cell table:style-name="ce25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4">
            <text:p>$0.40</text:p>
          </table:table-cell>
          <table:table-cell office:value-type="string">
            <text:p>R47 – R5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table:style-name="ce34" office:value-type="string">
            <text:p>R39, R41, R43, R45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table:style-name="ce34" office:value-type="string">
            <text:p>R40, R42, R44, R46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ce34" office:value-type="string">
            <text:p>R35 – R3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8">
            <text:p>$0.18</text:p>
          </table:table-cell>
          <table:table-cell table:style-name="ce19" table:formula="of:=[.C14]*[.B14]" office:value-type="currency" office:currency="USD" office:value="0.72">
            <text:p>$0.72</text:p>
          </table:table-cell>
          <table:table-cell table:style-name="ce34" office:value-type="string">
            <text:p>C29 – C3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83-1-ND</text:p>
          </table:table-cell>
          <table:table-cell table:style-name="ce30" office:value-type="string">
            <text:p><text:a xlink:href="https://www.digikey.com/product-detail/en/yageo/CC0805KKX7R0BB104/311-2083-1-ND/5962185">https://www.digikey.com/product-detail/en/yageo/CC0805KKX7R0BB104/311-2083-1-ND/596218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5]*[.B15]" office:value-type="currency" office:currency="USD" office:value="0.8">
            <text:p>$0.80</text:p>
          </table:table-cell>
          <table:table-cell table:style-name="ce34" office:value-type="string">
            <text:p>R51 – R5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4">
            <text:p>$0.14</text:p>
          </table:table-cell>
          <table:table-cell table:style-name="ce19" table:formula="of:=[.C16]*[.B16]" office:value-type="currency" office:currency="USD" office:value="0.56">
            <text:p>$0.56</text:p>
          </table:table-cell>
          <table:table-cell table:style-name="ce34" office:value-type="string">
            <text:p>C35, C36, C39, C4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17]*[.B17]" office:value-type="currency" office:currency="USD" office:value="0.3">
            <text:p>$0.30</text:p>
          </table:table-cell>
          <table:table-cell office:value-type="string">
            <text:p>J69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8]*[.B18]" office:value-type="currency" office:currency="USD" office:value="0.74">
            <text:p>$0.74</text:p>
          </table:table-cell>
          <table:table-cell office:value-type="string">
            <text:p>J67, J68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5POS 2.54MM</text:p>
          </table:table-cell>
          <table:table-cell office:value-type="float" office:value="1">
            <text:p>1</text:p>
          </table:table-cell>
          <table:table-cell office:value-type="currency" office:currency="USD" office:value="0.44">
            <text:p>$0.44</text:p>
          </table:table-cell>
          <table:table-cell table:style-name="ce19" table:formula="of:=[.C19]*[.B19]" office:value-type="currency" office:currency="USD" office:value="0.44">
            <text:p>$0.44</text:p>
          </table:table-cell>
          <table:table-cell office:value-type="string">
            <text:p>J64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3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36">
            <text:p>$0.36</text:p>
          </table:table-cell>
          <table:table-cell table:style-name="ce19" table:formula="of:=[.C20]*[.B20]" office:value-type="currency" office:currency="USD" office:value="1.44">
            <text:p>$1.44</text:p>
          </table:table-cell>
          <table:table-cell office:value-type="string">
            <text:p>C25 – C28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31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3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19" table:formula="of:=[.C21]*[.B21]" office:value-type="currency" office:currency="USD" office:value="1.64">
            <text:p>$1.64</text:p>
          </table:table-cell>
          <table:table-cell office:value-type="string">
            <text:p>C33, C34, C37, C38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31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19" table:formula="of:=[.C22]*[.B22]" office:value-type="currency" office:currency="USD" office:value="0.262">
            <text:p>$0.26</text:p>
          </table:table-cell>
          <table:table-cell office:value-type="string">
            <text:p>J65, J6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23]*[.B23]" office:value-type="currency" office:currency="USD" office:value="0.96">
            <text:p>$0.96</text:p>
          </table:table-cell>
          <table:table-cell office:value-type="string">
            <text:p>J70, J71</text:p>
          </table:table-cell>
          <table:table-cell office:value-type="string">
            <text:p>+/-15V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8">
            <text:p>8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24]*[.B24]" office:value-type="currency" office:currency="USD" office:value="0.736">
            <text:p>$0.74</text:p>
          </table:table-cell>
          <table:table-cell office:value-type="string">
            <text:p>C53 – C60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6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68" table:default-cell-style-name="ce5"/>
        <table:table-column table:style-name="co69" table:default-cell-style-name="ce27"/>
        <table:table-column table:style-name="co70" table:default-cell-style-name="ce5"/>
        <table:table-column table:style-name="co13" table:number-columns-repeated="55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32 MCU</text:p>
          </table:table-cell>
          <table:table-cell office:value-type="float" office:value="1">
            <text:p>1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3]*[.B3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1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72" table:default-cell-style-name="ce5"/>
        <table:table-column table:style-name="co68" table:default-cell-style-name="ce27"/>
        <table:table-column table:style-name="co73" table:default-cell-style-name="ce5"/>
        <table:table-column table:style-name="co7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MULTIPLE SWITCH DETECTION INTERFACE</text:p>
          </table:table-cell>
          <table:table-cell office:value-type="float" office:value="1">
            <text:p>1</text:p>
          </table:table-cell>
          <table:table-cell office:value-type="currency" office:currency="USD" office:value="4.19">
            <text:p>$4.19</text:p>
          </table:table-cell>
          <table:table-cell table:formula="of:=[.C3]*[.B3]" office:value-type="currency" office:currency="USD" office:value="4.19">
            <text:p>$4.19</text:p>
          </table:table-cell>
          <table:table-cell office:value-type="string">
            <text:p>U4</text:p>
          </table:table-cell>
          <table:table-cell office:value-type="string">
            <text:p>condenses up to 22 input switches to SPI and flag line</text:p>
          </table:table-cell>
          <table:table-cell office:value-type="string">
            <text:p>DIGIKEY</text:p>
          </table:table-cell>
          <table:table-cell office:value-type="string">
            <text:p>MC33978AEK-ND </text:p>
          </table:table-cell>
          <table:table-cell office:value-type="string">
            <text:p>https://www.digikey.com/product-detail/en/nxp-usa-inc/MC33978AEK/MC33978AEK-ND/5451804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16 – J23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1 – R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13">
            <text:p>$0.13</text:p>
          </table:table-cell>
          <table:table-cell table:formula="of:=[.C6]*[.B6]" office:value-type="currency" office:currency="USD" office:value="1.04">
            <text:p>$1.04</text:p>
          </table:table-cell>
          <table:table-cell office:value-type="string">
            <text:p>C17 – C2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88-1-ND</text:p>
          </table:table-cell>
          <table:table-cell table:style-name="ce30" office:value-type="string">
            <text:p><text:span text:style-name="T1"><text:a xlink:href="https://www.digikey.com/product-detail/en/yageo/CC1206KKX7R0BB104/311-1488-1-ND/2833794">https://www.digikey.com/product-detail/en/yageo/CC1206KKX7R0BB104/311-1488-1-ND/2833794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25, J2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24</text:p>
          </table:table-cell>
          <table:table-cell/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74" table:default-cell-style-name="Default"/>
        <table:table-column table:style-name="co24" table:default-cell-style-name="ce32"/>
        <table:table-column table:style-name="co25" table:default-cell-style-name="ce38"/>
        <table:table-column table:style-name="co26" table:default-cell-style-name="ce38"/>
        <table:table-column table:style-name="co75" table:default-cell-style-name="Default"/>
        <table:table-column table:style-name="co76" table:default-cell-style-name="Default"/>
        <table:table-column table:style-name="co29" table:default-cell-style-name="Default"/>
        <table:table-column table:style-name="co64" table:default-cell-style-name="Default"/>
        <table:table-column table:style-name="co77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</table:table-row>
        <table:table-row table:style-name="ro1">
          <table:table-cell table:style-name="ce5" office:value-type="string">
            <text:p>HEADPHONE CROSSFEED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284">
            <text:p>$0.28</text:p>
          </table:table-cell>
          <table:table-cell office:value-type="string">
            <text:p>R83 –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office:value-type="string">
            <text:p>R82, R87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5]*[.B5]" office:value-type="currency" office:currency="USD" office:value="0.142">
            <text:p>$0.14</text:p>
          </table:table-cell>
          <table:table-cell office:value-type="string">
            <text:p>R80, R8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office:value-type="string">
            <text:p>R81, R89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19" table:formula="of:=[.C7]*[.B7]" office:value-type="currency" office:currency="USD" office:value="0.26">
            <text:p>$0.26</text:p>
          </table:table-cell>
          <table:table-cell office:value-type="string">
            <text:p>C45, C48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9" table:formula="of:=[.C8]*[.B8]" office:value-type="currency" office:currency="USD" office:value="0.4">
            <text:p>$0.40</text:p>
          </table:table-cell>
          <table:table-cell office:value-type="string">
            <text:p>C46, C47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10]*[.B10]" office:value-type="currency" office:currency="USD" office:value="0">
            <text:p>$0.00</text:p>
          </table:table-cell>
          <table:table-cell office:value-type="string">
            <text:p>SW12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1]*[.B11]" office:value-type="currency" office:currency="USD" office:value="0.47">
            <text:p>$0.47</text:p>
          </table:table-cell>
          <table:table-cell office:value-type="string">
            <text:p>J78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J79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78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13" table:default-cell-style-name="ce32"/>
        <table:table-column table:style-name="co80" table:default-cell-style-name="Default"/>
        <table:table-column table:style-name="co13" table:default-cell-style-name="ce32"/>
        <table:table-column table:style-name="co81" table:default-cell-style-name="Default"/>
        <table:table-column table:style-name="co82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HEADPHONE AMP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3]*[.B3]" office:value-type="currency" office:currency="USD" office:value="0.48">
            <text:p>$0.48</text:p>
          </table:table-cell>
          <table:table-cell table:style-name="ce27" office:value-type="string">
            <text:p>D57, D58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62, R63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1">
            <text:p>1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5]*[.B5]" office:value-type="currency" office:currency="USD" office:value="0.607">
            <text:p>$0.61</text:p>
          </table:table-cell>
          <table:table-cell office:value-type="string">
            <text:p>U19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19" table:formula="of:=[.C6]*[.B6]" office:value-type="currency" office:currency="USD" office:value="3.12">
            <text:p>$3.12</text:p>
          </table:table-cell>
          <table:table-cell office:value-type="string">
            <text:p>U20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7]*[.B7]" office:value-type="currency" office:currency="USD" office:value="0.3">
            <text:p>$0.30</text:p>
          </table:table-cell>
          <table:table-cell office:value-type="string">
            <text:p>J7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8]*[.B8]" office:value-type="currency" office:currency="USD" office:value="0.37">
            <text:p>$0.37</text:p>
          </table:table-cell>
          <table:table-cell office:value-type="string">
            <text:p>J7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9]*[.B9]" office:value-type="currency" office:currency="USD" office:value="0.96">
            <text:p>$0.96</text:p>
          </table:table-cell>
          <table:table-cell table:style-name="ce27" office:value-type="string">
            <text:p>J73, J74</text:p>
          </table:table-cell>
          <table:table-cell office:value-type="string">
            <text:p>+/-15V IN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0">
            <text:p>10</text:p>
          </table:table-cell>
          <table:table-cell office:value-type="currency" office:currency="USD" office:value="0.07">
            <text:p>$0.07</text:p>
          </table:table-cell>
          <table:table-cell table:style-name="ce19" table:formula="of:=[.C10]*[.B10]" office:value-type="currency" office:currency="USD" office:value="0.7">
            <text:p>$0.70</text:p>
          </table:table-cell>
          <table:table-cell office:value-type="string">
            <text:p>R66 – R73, R76, R77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.99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2">
            <text:p>$0.20</text:p>
          </table:table-cell>
          <table:table-cell office:value-type="string">
            <text:p>R74, R75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4.99KFRCT-ND</text:p>
          </table:table-cell>
          <table:table-cell table:style-name="ce35" office:value-type="string">
            <text:p><text:a xlink:href="https://www.digikey.com/product-detail/en/yageo/RC1206FR-074K99L/311-4.99KFRCT-ND/731843">https://www.digikey.com/product-detail/en/yageo/RC1206FR-074K99L/311-4.99KFRCT-ND/731843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2">
            <text:p>$0.20</text:p>
          </table:table-cell>
          <table:table-cell office:value-type="string">
            <text:p>R78, R79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office:value-type="string">
            <text:p>C43 C44</text:p>
          </table:table-cell>
          <table:table-cell/>
          <table:table-cell office:value-type="string">
            <text:p>DIGIKEY</text:p>
          </table:table-cell>
          <table:table-cell office:value-type="string">
            <text:p>311-2083-1-ND</text:p>
          </table:table-cell>
          <table:table-cell table:style-name="ce31" office:value-type="string">
            <text:p><text:a xlink:href="https://www.digikey.com/products/en/capacitors/ceramic-capacitors/60?k=&amp;pkeyword=&amp;sv=0&amp;pv2049=u0.1µF&amp;sf=0&amp;FV=-6%7C3833%2C7%7C2%2C16%7C39329%2C-8%7C60%2C14%7C69629&amp;quantity=&amp;ColumnSort=0&amp;page=1&amp;pageSize=500">https://www.digikey.com/products/en/capacitors/ceramic-capacitors/60?k=&amp;pkeyword=&amp;sv=0&amp;pv2049=u0.1%C2%B5F&amp;sf=0&amp;FV=-6%7C3833%2C7%7C2%2C16%7C39329%2C-8%7C60%2C14%7C6962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CAP CER 1000P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8">
            <text:p>$0.18</text:p>
          </table:table-cell>
          <table:table-cell table:style-name="ce19" table:formula="of:=[.C14]*[.B14]" office:value-type="currency" office:currency="USD" office:value="0.36">
            <text:p>$0.36</text:p>
          </table:table-cell>
          <table:table-cell office:value-type="string">
            <text:p>C41, C42</text:p>
          </table:table-cell>
          <table:table-cell/>
          <table:table-cell office:value-type="string">
            <text:p>DIGIKEY</text:p>
          </table:table-cell>
          <table:table-cell office:value-type="string">
            <text:p>311-1472-1-ND</text:p>
          </table:table-cell>
          <table:table-cell table:style-name="ce31" office:value-type="string">
            <text:p><text:a xlink:href="https://www.digikey.com/product-detail/en/yageo/CC0805KRX7R0BB102/311-1472-1-ND/2833778">https://www.digikey.com/product-detail/en/yageo/CC0805KRX7R0BB102/311-1472-1-ND/2833778</text:a></text:p>
          </table:table-cell>
          <table:table-cell table:number-columns-repeated="1015"/>
        </table:table-row>
        <table:table-row table:style-name="ro3">
          <table:table-cell office:value-type="string">
            <text:p>RES SMD 22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5]*[.B15]" office:value-type="currency" office:currency="USD" office:value="0.2">
            <text:p>$0.20</text:p>
          </table:table-cell>
          <table:table-cell office:value-type="string">
            <text:p>R64, R65</text:p>
          </table:table-cell>
          <table:table-cell/>
          <table:table-cell office:value-type="string">
            <text:p>DIGIKEY</text:p>
          </table:table-cell>
          <table:table-cell office:value-type="string">
            <text:p>311-22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220+kOhms&amp;sf=0&amp;FV=-6%7C5999%2C3%7C1131%2C7%7C2%2C-8%7C52&amp;quantity=&amp;ColumnSort=0&amp;page=1&amp;pageSize=500">https://www.digikey.com/products/en/resistors/chip-resistor-surface-mount/52?k=&amp;pkeyword=&amp;sv=0&amp;pv2085=u220+kOhms&amp;sf=0&amp;FV=-6%7C5999%2C3%7C1131%2C7%7C2%2C-8%7C52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6]*[.B16]" office:value-type="currency" office:currency="USD" office:value="0.47">
            <text:p>$0.47</text:p>
          </table:table-cell>
          <table:table-cell table:style-name="Default" office:value-type="string">
            <text:p>J77</text:p>
          </table:table-cell>
          <table:table-cell office:value-type="string">
            <text:p>Receive from Crossfeed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7]*[.B17]" office:value-type="currency" office:currency="USD" office:value="0.4">
            <text:p>$0.40</text:p>
          </table:table-cell>
          <table:table-cell table:style-name="Default" office:value-type="string">
            <text:p>J72</text:p>
          </table:table-cell>
          <table:table-cell office:value-type="string">
            <text:p>Send to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8]*[.B18]" office:value-type="currency" office:currency="USD" office:value="0.552">
            <text:p>$0.55</text:p>
          </table:table-cell>
          <table:table-cell office:value-type="string">
            <text:p>C61 – C66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R PCA" table:style-name="ta16">
        <office:forms form:automatic-focus="false" form:apply-design-mode="false"/>
        <table:table-column table:style-name="co83" table:default-cell-style-name="ce5"/>
        <table:table-column table:style-name="co7" table:default-cell-style-name="ce39"/>
        <table:table-column table:style-name="co8" table:default-cell-style-name="ce19"/>
        <table:table-column table:style-name="co9" table:default-cell-style-name="ce19"/>
        <table:table-column table:style-name="co84" table:default-cell-style-name="ce27"/>
        <table:table-column table:style-name="co6" table:default-cell-style-name="ce5"/>
        <table:table-column table:style-name="co10" table:default-cell-style-name="ce27"/>
        <table:table-column table:style-name="co8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ENCODER PCB</text:p>
          </table:table-cell>
          <table:table-cell office:value-type="currency" office:currency="USD" office:value="1">
            <text:p>$1.00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OTARY ENCODER</text:p>
          </table:table-cell>
          <table:table-cell office:value-type="currency" office:currency="USD" office:value="2">
            <text:p>$2.00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3]*[.B3]" office:value-type="currency" office:currency="USD" office:value="2.9975">
            <text:p>$3.00</text:p>
          </table:table-cell>
          <table:table-cell/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5"/>
        <table:table-column table:style-name="co13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3/05/2020</text:date>, <text:time>21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05T21:33:31</dc:date>
    <meta:editing-duration>P5DT1H41M41S</meta:editing-duration>
    <meta:generator>OpenOffice/4.1.7$Unix OpenOffice.org_project/417m1$Build-9800</meta:generator>
    <meta:editing-cycles>141</meta:editing-cycles>
    <meta:document-statistic meta:table-count="17" meta:cell-count="1499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